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208f16" officeooo:paragraph-rsid="00208f16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8f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01337931" text:style-name="Outline">
        <text:list-item>
          <text:h text:style-name="P4" text:outline-level="1">Dibujo a mano alzada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11-9</text:span>-2018</text:p>
      <text:p text:style-name="Standard"/>
      <text:p text:style-name="P1">Programa:<text:tab/><text:a xlink:type="simple" xlink:href="https://github.com/currobellas/FlutterDraw/tree/master/flutter_draw" text:style-name="Internet_20_link" text:visited-style-name="Visited_20_Internet_20_Link"><text:span text:style-name="T4">Dibujo a mano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09-11T09:01:49.567000000</meta:creation-date>
    <meta:editing-duration>PT3M2S</meta:editing-duration>
    <meta:generator>LibreOffice/6.1.0.3$Windows_X86_64 LibreOffice_project/efb621ed25068d70781dc026f7e9c5187a4decd1</meta:generator>
    <dc:date>2018-09-11T09:04:44.750000000</dc:date>
    <meta:document-statistic meta:table-count="0" meta:image-count="0" meta:object-count="0" meta:page-count="2" meta:paragraph-count="9" meta:word-count="22" meta:character-count="153" meta:non-whitespace-character-count="1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